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984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1.8264in"/>
    </style:style>
    <style:style style:name="co4" style:family="table-column">
      <style:table-column-properties fo:break-before="auto" style:column-width="3.5307in"/>
    </style:style>
    <style:style style:name="co5" style:family="table-column">
      <style:table-column-properties fo:break-before="auto" style:column-width="4.5354in"/>
    </style:style>
    <style:style style:name="co6" style:family="table-column">
      <style:table-column-properties fo:break-before="auto" style:column-width="0.5917in"/>
    </style:style>
    <style:style style:name="co7" style:family="table-column">
      <style:table-column-properties fo:break-before="auto" style:column-width="2.1102in"/>
    </style:style>
    <style:style style:name="co8" style:family="table-column">
      <style:table-column-properties fo:break-before="auto" style:column-width="1.2252in"/>
    </style:style>
    <style:style style:name="co9" style:family="table-column">
      <style:table-column-properties fo:break-before="auto" style:column-width="1.4437in"/>
    </style:style>
    <style:style style:name="co10" style:family="table-column">
      <style:table-column-properties fo:break-before="auto" style:column-width="2.0665in"/>
    </style:style>
    <style:style style:name="co11" style:family="table-column">
      <style:table-column-properties fo:break-before="auto" style:column-width="1.9791in"/>
    </style:style>
    <style:style style:name="co12" style:family="table-column">
      <style:table-column-properties fo:break-before="auto" style:column-width="1.4764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2.7547in"/>
    </style:style>
    <style:style style:name="co15" style:family="table-column">
      <style:table-column-properties fo:break-before="auto" style:column-width="1.3236in"/>
    </style:style>
    <style:style style:name="co16" style:family="table-column">
      <style:table-column-properties fo:break-before="auto" style:column-width="1.2909in"/>
    </style:style>
    <style:style style:name="co17" style:family="table-column">
      <style:table-column-properties fo:break-before="auto" style:column-width="2.0772in"/>
    </style:style>
    <style:style style:name="co18" style:family="table-column">
      <style:table-column-properties fo:break-before="auto" style:column-width="0.9634in"/>
    </style:style>
    <style:style style:name="co19" style:family="table-column">
      <style:table-column-properties fo:break-before="auto" style:column-width="1.0173in"/>
    </style:style>
    <style:style style:name="co20" style:family="table-column">
      <style:table-column-properties fo:break-before="auto" style:column-width="1.389in"/>
    </style:style>
    <style:style style:name="co21" style:family="table-column">
      <style:table-column-properties fo:break-before="auto" style:column-width="1.4327in"/>
    </style:style>
    <style:style style:name="co22" style:family="table-column">
      <style:table-column-properties fo:break-before="auto" style:column-width="1.7063in"/>
    </style:style>
    <style:style style:name="co23" style:family="table-column">
      <style:table-column-properties fo:break-before="auto" style:column-width="1.6291in"/>
    </style:style>
    <style:style style:name="co24" style:family="table-column">
      <style:table-column-properties fo:break-before="auto" style:column-width="0.6575in"/>
    </style:style>
    <style:style style:name="co25" style:family="table-column">
      <style:table-column-properties fo:break-before="auto" style:column-width="2.9547in"/>
    </style:style>
    <style:style style:name="co26" style:family="table-column">
      <style:table-column-properties fo:break-before="auto" style:column-width="0.6299in"/>
    </style:style>
    <style:style style:name="co27" style:family="table-column">
      <style:table-column-properties fo:break-before="auto" style:column-width="3.0528in"/>
    </style:style>
    <style:style style:name="co28" style:family="table-column">
      <style:table-column-properties fo:break-before="auto" style:column-width="0.8319in"/>
    </style:style>
    <style:style style:name="co29" style:family="table-column">
      <style:table-column-properties fo:break-before="auto" style:column-width="3.5429in"/>
    </style:style>
    <style:style style:name="co30" style:family="table-column">
      <style:table-column-properties fo:break-before="auto" style:column-width="0.5882in"/>
    </style:style>
    <style:style style:name="co31" style:family="table-column">
      <style:table-column-properties fo:break-before="auto" style:column-width="0.9307in"/>
    </style:style>
    <style:style style:name="co32" style:family="table-column">
      <style:table-column-properties fo:break-before="auto" style:column-width="4.0193in"/>
    </style:style>
    <style:style style:name="co33" style:family="table-column">
      <style:table-column-properties fo:break-before="auto" style:column-width="0.672in"/>
    </style:style>
    <style:style style:name="co34" style:family="table-column">
      <style:table-column-properties fo:break-before="auto" style:column-width="1.061in"/>
    </style:style>
    <style:style style:name="co35" style:family="table-column">
      <style:table-column-properties fo:break-before="auto" style:column-width="1.2583in"/>
    </style:style>
    <style:style style:name="co36" style:family="table-column">
      <style:table-column-properties fo:break-before="auto" style:column-width="0.6244in"/>
    </style:style>
    <style:style style:name="co37" style:family="table-column">
      <style:table-column-properties fo:break-before="auto" style:column-width="0.5264in"/>
    </style:style>
    <style:style style:name="co38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ce1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7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7" table:visibility="collapse" table:number-columns-repeated="2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9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HITId</text:p>
          </table:table-cell>
          <table:table-cell office:value-type="string">
            <text:p>HITTyp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Keywords</text:p>
          </table:table-cell>
          <table:table-cell table:style-name="Default" office:value-type="string">
            <text:p>Reward</text:p>
          </table:table-cell>
          <table:table-cell office:value-type="string">
            <text:p>CreationTime</text:p>
          </table:table-cell>
          <table:table-cell office:value-type="string">
            <text:p>MaxAssignments</text:p>
          </table:table-cell>
          <table:table-cell office:value-type="string">
            <text:p>RequesterAnnotation</text:p>
          </table:table-cell>
          <table:table-cell office:value-type="string">
            <text:p>AssignmentDurationInSeconds</text:p>
          </table:table-cell>
          <table:table-cell office:value-type="string">
            <text:p>AutoApprovalDelayInSeconds</text:p>
          </table:table-cell>
          <table:table-cell office:value-type="string">
            <text:p>Expiration</text:p>
          </table:table-cell>
          <table:table-cell office:value-type="string">
            <text:p>NumberOfSimilarHITs</text:p>
          </table:table-cell>
          <table:table-cell office:value-type="string">
            <text:p>LifetimeInSeconds</text:p>
          </table:table-cell>
          <table:table-cell office:value-type="string">
            <text:p>AssignmentId</text:p>
          </table:table-cell>
          <table:table-cell office:value-type="string">
            <text:p>WorkerId</text:p>
          </table:table-cell>
          <table:table-cell office:value-type="string">
            <text:p>AssignmentStatus</text:p>
          </table:table-cell>
          <table:table-cell office:value-type="string">
            <text:p>AcceptTime</text:p>
          </table:table-cell>
          <table:table-cell office:value-type="string">
            <text:p>SubmitTime</text:p>
          </table:table-cell>
          <table:table-cell office:value-type="string">
            <text:p>AutoApprovalTime</text:p>
          </table:table-cell>
          <table:table-cell office:value-type="string">
            <text:p>ApprovalTime</text:p>
          </table:table-cell>
          <table:table-cell office:value-type="string">
            <text:p>RejectionTime</text:p>
          </table:table-cell>
          <table:table-cell office:value-type="string">
            <text:p>RequesterFeedback</text:p>
          </table:table-cell>
          <table:table-cell office:value-type="string">
            <text:p>WorkTimeInSeconds</text:p>
          </table:table-cell>
          <table:table-cell office:value-type="string">
            <text:p>LifetimeApprovalRate</text:p>
          </table:table-cell>
          <table:table-cell office:value-type="string">
            <text:p>Last30DaysApprovalRate</text:p>
          </table:table-cell>
          <table:table-cell office:value-type="string">
            <text:p>Last7DaysApprovalRate</text:p>
          </table:table-cell>
          <table:table-cell office:value-type="string">
            <text:p>Answer.age</text:p>
          </table:table-cell>
          <table:table-cell office:value-type="string">
            <text:p>Answer.comments</text:p>
          </table:table-cell>
          <table:table-cell office:value-type="string">
            <text:p>Answer.e1</text:p>
          </table:table-cell>
          <table:table-cell office:value-type="string">
            <text:p>Answer.e1_comment</text:p>
          </table:table-cell>
          <table:table-cell office:value-type="string">
            <text:p>Answer.e1_success</text:p>
          </table:table-cell>
          <table:table-cell office:value-type="string">
            <text:p>Answer.e2</text:p>
          </table:table-cell>
          <table:table-cell office:value-type="string">
            <text:p>Answer.e2_comment</text:p>
          </table:table-cell>
          <table:table-cell office:value-type="string">
            <text:p>Answer.e2_success</text:p>
          </table:table-cell>
          <table:table-cell office:value-type="string">
            <text:p>Answer.e3</text:p>
          </table:table-cell>
          <table:table-cell office:value-type="string">
            <text:p>Answer.e3_comment</text:p>
          </table:table-cell>
          <table:table-cell office:value-type="string">
            <text:p>Answer.e3_success</text:p>
          </table:table-cell>
          <table:table-cell office:value-type="string">
            <text:p>Answer.gender</text:p>
          </table:table-cell>
          <table:table-cell office:value-type="string">
            <text:p>Answer.nativelang</text:p>
          </table:table-cell>
          <table:table-cell office:value-type="string">
            <text:p>Approve</text:p>
          </table:table-cell>
          <table:table-cell office:value-type="string">
            <text:p>Reject</text:p>
          </table:table-cell>
          <table:table-cell/>
        </table:table-row>
        <table:table-row table:style-name="ro1">
          <table:table-cell office:value-type="string">
            <text:p>2OMJ79KQW6183AKFOB3DC5XCGL6LJ6</text:p>
          </table:table-cell>
          <table:table-cell office:value-type="string">
            <text:p>23S9O9Z6KW4Z2GD28NILNQ0ONPA4D7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15:29:35 GMT 2012</text:p>
          </table:table-cell>
          <table:table-cell office:value-type="float" office:value="10">
            <text:p>10</text:p>
          </table:table-cell>
          <table:table-cell office:value-type="string">
            <text:p>BatchId:92991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15:29:35 GMT 2012</text:p>
          </table:table-cell>
          <table:table-cell table:number-columns-repeated="2"/>
          <table:table-cell office:value-type="string">
            <text:p>2418JHSTLB3LGLP40EFBREJRM05SGN</text:p>
          </table:table-cell>
          <table:table-cell office:value-type="string">
            <text:p>A3OZ288I9CBLWF</text:p>
          </table:table-cell>
          <table:table-cell office:value-type="string">
            <text:p>Submitted</text:p>
          </table:table-cell>
          <table:table-cell office:value-type="string">
            <text:p>Tue Oct 09 15:30:32 GMT 2012</text:p>
          </table:table-cell>
          <table:table-cell office:value-type="string">
            <text:p>Tue Oct 09 15:46:31 GMT 2012</text:p>
          </table:table-cell>
          <table:table-cell office:value-type="string">
            <text:p>Tue Oct 16 08:46:31 PDT 2012</text:p>
          </table:table-cell>
          <table:table-cell table:number-columns-repeated="3"/>
          <table:table-cell office:value-type="float" office:value="959">
            <text:p>959</text:p>
          </table:table-cell>
          <table:table-cell table:number-columns-repeated="3" office:value-type="string">
            <text:p>0% (0/0)</text:p>
          </table:table-cell>
          <table:table-cell office:value-type="float" office:value="31">
            <text:p>31</text:p>
          </table:table-cell>
          <table:table-cell office:value-type="string">
            <text:p>This was a lot of fun. Thanks</text:p>
          </table:table-cell>
          <table:table-cell office:value-type="string">
            <text:p>happy</text:p>
          </table:table-cell>
          <table:table-cell/>
          <table:table-cell office:value-type="string">
            <text:p>yes</text:p>
          </table:table-cell>
          <table:table-cell office:value-type="string">
            <text:p>overjoyed</text:p>
          </table:table-cell>
          <table:table-cell office:value-type="string">
            <text:p>I will say that Misery is a hard emotion to guess.</text:p>
          </table:table-cell>
          <table:table-cell office:value-type="string">
            <text:p>no</text:p>
          </table:table-cell>
          <table:table-cell office:value-type="string">
            <text:p>elated</text:p>
          </table:table-cell>
          <table:table-cell office:value-type="string">
            <text:p>Aggravated is a hard one to guess to.</text:p>
          </table:table-cell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MJ79KQW6183AKFOB3DC5XCGL6LJ6</text:p>
          </table:table-cell>
          <table:table-cell office:value-type="string">
            <text:p>23S9O9Z6KW4Z2GD28NILNQ0ONPA4D7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15:29:35 GMT 2012</text:p>
          </table:table-cell>
          <table:table-cell office:value-type="float" office:value="10">
            <text:p>10</text:p>
          </table:table-cell>
          <table:table-cell office:value-type="string">
            <text:p>BatchId:92991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15:29:35 GMT 2012</text:p>
          </table:table-cell>
          <table:table-cell table:number-columns-repeated="2"/>
          <table:table-cell office:value-type="string">
            <text:p>25GX7H57DZKPVKIZ798DU25LGN0B15</text:p>
          </table:table-cell>
          <table:table-cell office:value-type="string">
            <text:p>A2AM7E3V1FJZDA</text:p>
          </table:table-cell>
          <table:table-cell office:value-type="string">
            <text:p>Submitted</text:p>
          </table:table-cell>
          <table:table-cell office:value-type="string">
            <text:p>Tue Oct 09 15:30:44 GMT 2012</text:p>
          </table:table-cell>
          <table:table-cell office:value-type="string">
            <text:p>Tue Oct 09 15:41:28 GMT 2012</text:p>
          </table:table-cell>
          <table:table-cell office:value-type="string">
            <text:p>Tue Oct 16 08:41:28 PDT 2012</text:p>
          </table:table-cell>
          <table:table-cell table:number-columns-repeated="3"/>
          <table:table-cell office:value-type="float" office:value="644">
            <text:p>644</text:p>
          </table:table-cell>
          <table:table-cell table:number-columns-repeated="3" office:value-type="string">
            <text:p>0% (0/0)</text:p>
          </table:table-cell>
          <table:table-cell office:value-type="float" office:value="27">
            <text:p>27</text:p>
          </table:table-cell>
          <table:table-cell office:value-type="string">
            <text:p>n/a</text:p>
          </table:table-cell>
          <table:table-cell office:value-type="string">
            <text:p>sad</text:p>
          </table:table-cell>
          <table:table-cell/>
          <table:table-cell office:value-type="string">
            <text:p>yes</text:p>
          </table:table-cell>
          <table:table-cell office:value-type="string">
            <text:p>nostalgic</text:p>
          </table:table-cell>
          <table:table-cell office:value-type="string">
            <text:p>it was hard to decide whether notalgia was a happy or sad emotion (more bittersweet, i would say)</text:p>
          </table:table-cell>
          <table:table-cell office:value-type="string">
            <text:p>no</text:p>
          </table:table-cell>
          <table:table-cell office:value-type="string">
            <text:p>mischievious</text:p>
          </table:table-cell>
          <table:table-cell office:value-type="string">
            <text:p>it was hard to answer yes or no questions for this emotion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MJ79KQW6183AKFOB3DC5XCGL6LJ6</text:p>
          </table:table-cell>
          <table:table-cell office:value-type="string">
            <text:p>23S9O9Z6KW4Z2GD28NILNQ0ONPA4D7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15:29:35 GMT 2012</text:p>
          </table:table-cell>
          <table:table-cell office:value-type="float" office:value="10">
            <text:p>10</text:p>
          </table:table-cell>
          <table:table-cell office:value-type="string">
            <text:p>BatchId:92991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15:29:35 GMT 2012</text:p>
          </table:table-cell>
          <table:table-cell table:number-columns-repeated="2"/>
          <table:table-cell office:value-type="string">
            <text:p>26UDIPDOBDDPOVXHBQ4DGXMBBVUB02</text:p>
          </table:table-cell>
          <table:table-cell office:value-type="string">
            <text:p>A370MPTHYDCDKX</text:p>
          </table:table-cell>
          <table:table-cell office:value-type="string">
            <text:p>Submitted</text:p>
          </table:table-cell>
          <table:table-cell office:value-type="string">
            <text:p>Tue Oct 09 15:30:30 GMT 2012</text:p>
          </table:table-cell>
          <table:table-cell office:value-type="string">
            <text:p>Tue Oct 09 15:56:37 GMT 2012</text:p>
          </table:table-cell>
          <table:table-cell office:value-type="string">
            <text:p>Tue Oct 16 08:56:37 PDT 2012</text:p>
          </table:table-cell>
          <table:table-cell table:number-columns-repeated="3"/>
          <table:table-cell office:value-type="float" office:value="1567">
            <text:p>1567</text:p>
          </table:table-cell>
          <table:table-cell table:number-columns-repeated="3" office:value-type="string">
            <text:p>0% (0/0)</text:p>
          </table:table-cell>
          <table:table-cell office:value-type="float" office:value="31">
            <text:p>31</text:p>
          </table:table-cell>
          <table:table-cell office:value-type="string">
            <text:p>the pay is fine, just get rid of the swear word, American English dammit is a swear.</text:p>
          </table:table-cell>
          <table:table-cell office:value-type="string">
            <text:p>sad</text:p>
          </table:table-cell>
          <table:table-cell office:value-type="string">
            <text:p>it took a little while</text:p>
          </table:table-cell>
          <table:table-cell office:value-type="string">
            <text:p>yes</text:p>
          </table:table-cell>
          <table:table-cell office:value-type="string">
            <text:p>confused</text:p>
          </table:table-cell>
          <table:table-cell office:value-type="string">
            <text:p>it guessed it quickly</text:p>
          </table:table-cell>
          <table:table-cell office:value-type="string">
            <text:p>yes</text:p>
          </table:table-cell>
          <table:table-cell office:value-type="string">
            <text:p>unsure</text:p>
          </table:table-cell>
          <table:table-cell office:value-type="string">
            <text:p>it said dammit, at the end. that is not professional at all.</text:p>
          </table:table-cell>
          <table:table-cell office:value-type="string">
            <text:p>no</text:p>
          </table:table-cell>
          <table:table-cell office:value-type="string">
            <text:p>f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MJ79KQW6183AKFOB3DC5XCGL6LJ6</text:p>
          </table:table-cell>
          <table:table-cell office:value-type="string">
            <text:p>23S9O9Z6KW4Z2GD28NILNQ0ONPA4D7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15:29:35 GMT 2012</text:p>
          </table:table-cell>
          <table:table-cell office:value-type="float" office:value="10">
            <text:p>10</text:p>
          </table:table-cell>
          <table:table-cell office:value-type="string">
            <text:p>BatchId:92991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15:29:35 GMT 2012</text:p>
          </table:table-cell>
          <table:table-cell table:number-columns-repeated="2"/>
          <table:table-cell office:value-type="string">
            <text:p>2CFJKM05BMJTANCHTCKPHRA70ANDI6</text:p>
          </table:table-cell>
          <table:table-cell office:value-type="string">
            <text:p>A21WM0TU34VX0H</text:p>
          </table:table-cell>
          <table:table-cell office:value-type="string">
            <text:p>Submitted</text:p>
          </table:table-cell>
          <table:table-cell office:value-type="string">
            <text:p>Tue Oct 09 15:31:25 GMT 2012</text:p>
          </table:table-cell>
          <table:table-cell office:value-type="string">
            <text:p>Tue Oct 09 15:40:34 GMT 2012</text:p>
          </table:table-cell>
          <table:table-cell office:value-type="string">
            <text:p>Tue Oct 16 08:40:34 PDT 2012</text:p>
          </table:table-cell>
          <table:table-cell table:number-columns-repeated="3"/>
          <table:table-cell office:value-type="float" office:value="549">
            <text:p>549</text:p>
          </table:table-cell>
          <table:table-cell table:number-columns-repeated="3" office:value-type="string">
            <text:p>0% (0/0)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love</text:p>
          </table:table-cell>
          <table:table-cell/>
          <table:table-cell office:value-type="string">
            <text:p>yes</text:p>
          </table:table-cell>
          <table:table-cell office:value-type="string">
            <text:p>indifference</text:p>
          </table:table-cell>
          <table:table-cell office:value-type="string">
            <text:p>It guessed "tired" which I thought was close enough.</text:p>
          </table:table-cell>
          <table:table-cell office:value-type="string">
            <text:p>yes</text:p>
          </table:table-cell>
          <table:table-cell office:value-type="string">
            <text:p>angst</text:p>
          </table:table-cell>
          <table:table-cell office:value-type="string">
            <text:p>It guessed "fear" which is basically the same thing.</text:p>
          </table:table-cell>
          <table:table-cell office:value-type="string">
            <text:p>yes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MJ79KQW6183AKFOB3DC5XCGL6LJ6</text:p>
          </table:table-cell>
          <table:table-cell office:value-type="string">
            <text:p>23S9O9Z6KW4Z2GD28NILNQ0ONPA4D7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15:29:35 GMT 2012</text:p>
          </table:table-cell>
          <table:table-cell office:value-type="float" office:value="10">
            <text:p>10</text:p>
          </table:table-cell>
          <table:table-cell office:value-type="string">
            <text:p>BatchId:92991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15:29:35 GMT 2012</text:p>
          </table:table-cell>
          <table:table-cell table:number-columns-repeated="2"/>
          <table:table-cell office:value-type="string">
            <text:p>2D9VWAVKI62NZWGMYYQ9HQH6JPCIQG</text:p>
          </table:table-cell>
          <table:table-cell office:value-type="string">
            <text:p>A34FJBQDKVH8SR</text:p>
          </table:table-cell>
          <table:table-cell office:value-type="string">
            <text:p>Submitted</text:p>
          </table:table-cell>
          <table:table-cell office:value-type="string">
            <text:p>Tue Oct 09 15:31:24 GMT 2012</text:p>
          </table:table-cell>
          <table:table-cell office:value-type="string">
            <text:p>Tue Oct 09 15:43:15 GMT 2012</text:p>
          </table:table-cell>
          <table:table-cell office:value-type="string">
            <text:p>Tue Oct 16 08:43:15 PDT 2012</text:p>
          </table:table-cell>
          <table:table-cell table:number-columns-repeated="3"/>
          <table:table-cell office:value-type="float" office:value="711">
            <text:p>711</text:p>
          </table:table-cell>
          <table:table-cell table:number-columns-repeated="3" office:value-type="string">
            <text:p>100% (1/1)</text:p>
          </table:table-cell>
          <table:table-cell office:value-type="float" office:value="42">
            <text:p>42</text:p>
          </table:table-cell>
          <table:table-cell office:value-type="string">
            <text:p>This was fun.</text:p>
          </table:table-cell>
          <table:table-cell office:value-type="string">
            <text:p>angry</text:p>
          </table:table-cell>
          <table:table-cell office:value-type="string">
            <text:p>The computer was very efficient in accomplishing this task.</text:p>
          </table:table-cell>
          <table:table-cell office:value-type="string">
            <text:p>yes</text:p>
          </table:table-cell>
          <table:table-cell office:value-type="string">
            <text:p>courageous</text:p>
          </table:table-cell>
          <table:table-cell office:value-type="string">
            <text:p>The computer might not have been programmed to acknowledge this emotion.</text:p>
          </table:table-cell>
          <table:table-cell office:value-type="string">
            <text:p>no</text:p>
          </table:table-cell>
          <table:table-cell office:value-type="string">
            <text:p>patient</text:p>
          </table:table-cell>
          <table:table-cell office:value-type="string">
            <text:p>The computer was not able to pinpoint this emotion.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MJ79KQW6183AKFOB3DC5XCGL6LJ6</text:p>
          </table:table-cell>
          <table:table-cell office:value-type="string">
            <text:p>23S9O9Z6KW4Z2GD28NILNQ0ONPA4D7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15:29:35 GMT 2012</text:p>
          </table:table-cell>
          <table:table-cell office:value-type="float" office:value="10">
            <text:p>10</text:p>
          </table:table-cell>
          <table:table-cell office:value-type="string">
            <text:p>BatchId:92991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15:29:35 GMT 2012</text:p>
          </table:table-cell>
          <table:table-cell table:number-columns-repeated="2"/>
          <table:table-cell office:value-type="string">
            <text:p>2DC4F0OHOVR1KOB5FYC9AHEC4FY34K</text:p>
          </table:table-cell>
          <table:table-cell office:value-type="string">
            <text:p>A11PPYNPNVNYUA</text:p>
          </table:table-cell>
          <table:table-cell office:value-type="string">
            <text:p>Submitted</text:p>
          </table:table-cell>
          <table:table-cell office:value-type="string">
            <text:p>Tue Oct 09 15:31:32 GMT 2012</text:p>
          </table:table-cell>
          <table:table-cell office:value-type="string">
            <text:p>Tue Oct 09 15:43:45 GMT 2012</text:p>
          </table:table-cell>
          <table:table-cell office:value-type="string">
            <text:p>Tue Oct 16 08:43:45 PDT 2012</text:p>
          </table:table-cell>
          <table:table-cell table:number-columns-repeated="3"/>
          <table:table-cell office:value-type="float" office:value="733">
            <text:p>733</text:p>
          </table:table-cell>
          <table:table-cell table:number-columns-repeated="3" office:value-type="string">
            <text:p>0% (0/0)</text:p>
          </table:table-cell>
          <table:table-cell office:value-type="float" office:value="32">
            <text:p>32</text:p>
          </table:table-cell>
          <table:table-cell office:value-type="string">
            <text:p>The pay was fair for the amount of work required, no concerns there.</text:p>
          </table:table-cell>
          <table:table-cell office:value-type="string">
            <text:p>love</text:p>
          </table:table-cell>
          <table:table-cell office:value-type="string">
            <text:p>Computer asked if it was directed at another person, and I said yes, and it guessed happiness.</text:p>
          </table:table-cell>
          <table:table-cell office:value-type="string">
            <text:p>no</text:p>
          </table:table-cell>
          <table:table-cell office:value-type="string">
            <text:p>hate</text:p>
          </table:table-cell>
          <table:table-cell office:value-type="string">
            <text:p>Not on this one</text:p>
          </table:table-cell>
          <table:table-cell office:value-type="string">
            <text:p>no</text:p>
          </table:table-cell>
          <table:table-cell office:value-type="string">
            <text:p>despise</text:p>
          </table:table-cell>
          <table:table-cell office:value-type="string">
            <text:p>Some of the questions still have the numbers in front of them (can't remember question, but still had 11) at the front)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MJ79KQW6183AKFOB3DC5XCGL6LJ6</text:p>
          </table:table-cell>
          <table:table-cell office:value-type="string">
            <text:p>23S9O9Z6KW4Z2GD28NILNQ0ONPA4D7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15:29:35 GMT 2012</text:p>
          </table:table-cell>
          <table:table-cell office:value-type="float" office:value="10">
            <text:p>10</text:p>
          </table:table-cell>
          <table:table-cell office:value-type="string">
            <text:p>BatchId:92991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15:29:35 GMT 2012</text:p>
          </table:table-cell>
          <table:table-cell table:number-columns-repeated="2"/>
          <table:table-cell office:value-type="string">
            <text:p>2N5P8PJWKUDDO30WUMU970B62YG8J8</text:p>
          </table:table-cell>
          <table:table-cell office:value-type="string">
            <text:p>AND6DQZ62U6VV</text:p>
          </table:table-cell>
          <table:table-cell office:value-type="string">
            <text:p>Submitted</text:p>
          </table:table-cell>
          <table:table-cell office:value-type="string">
            <text:p>Tue Oct 09 15:31:25 GMT 2012</text:p>
          </table:table-cell>
          <table:table-cell office:value-type="string">
            <text:p>Tue Oct 09 15:44:39 GMT 2012</text:p>
          </table:table-cell>
          <table:table-cell office:value-type="string">
            <text:p>Tue Oct 16 08:44:39 PDT 2012</text:p>
          </table:table-cell>
          <table:table-cell table:number-columns-repeated="3"/>
          <table:table-cell office:value-type="float" office:value="794">
            <text:p>794</text:p>
          </table:table-cell>
          <table:table-cell table:number-columns-repeated="3" office:value-type="string">
            <text:p>0% (0/0)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happy</text:p>
          </table:table-cell>
          <table:table-cell/>
          <table:table-cell office:value-type="string">
            <text:p>yes</text:p>
          </table:table-cell>
          <table:table-cell office:value-type="string">
            <text:p>jealousy</text:p>
          </table:table-cell>
          <table:table-cell/>
          <table:table-cell office:value-type="string">
            <text:p>yes</text:p>
          </table:table-cell>
          <table:table-cell office:value-type="string">
            <text:p>Inspired</text:p>
          </table:table-cell>
          <table:table-cell/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MJ79KQW6183AKFOB3DC5XCGL6LJ6</text:p>
          </table:table-cell>
          <table:table-cell office:value-type="string">
            <text:p>23S9O9Z6KW4Z2GD28NILNQ0ONPA4D7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15:29:35 GMT 2012</text:p>
          </table:table-cell>
          <table:table-cell office:value-type="float" office:value="10">
            <text:p>10</text:p>
          </table:table-cell>
          <table:table-cell office:value-type="string">
            <text:p>BatchId:92991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15:29:35 GMT 2012</text:p>
          </table:table-cell>
          <table:table-cell table:number-columns-repeated="2"/>
          <table:table-cell office:value-type="string">
            <text:p>2NXNQYN5F3Q0ZMJEPIEC4YB4HK0D9N</text:p>
          </table:table-cell>
          <table:table-cell office:value-type="string">
            <text:p>A2XM6C78S9L8UG</text:p>
          </table:table-cell>
          <table:table-cell office:value-type="string">
            <text:p>Submitted</text:p>
          </table:table-cell>
          <table:table-cell office:value-type="string">
            <text:p>Tue Oct 09 15:31:07 GMT 2012</text:p>
          </table:table-cell>
          <table:table-cell office:value-type="string">
            <text:p>Tue Oct 09 15:48:05 GMT 2012</text:p>
          </table:table-cell>
          <table:table-cell office:value-type="string">
            <text:p>Tue Oct 16 08:48:05 PDT 2012</text:p>
          </table:table-cell>
          <table:table-cell table:number-columns-repeated="3"/>
          <table:table-cell office:value-type="float" office:value="1018">
            <text:p>1018</text:p>
          </table:table-cell>
          <table:table-cell table:number-columns-repeated="3" office:value-type="string">
            <text:p>100% (1/1)</text:p>
          </table:table-cell>
          <table:table-cell office:value-type="float" office:value="39">
            <text:p>39</text:p>
          </table:table-cell>
          <table:table-cell office:value-type="string">
            <text:p>MTurk worker A2XM6C78S9L8UG</text:p>
          </table:table-cell>
          <table:table-cell office:value-type="string">
            <text:p>love</text:p>
          </table:table-cell>
          <table:table-cell/>
          <table:table-cell office:value-type="string">
            <text:p>yes</text:p>
          </table:table-cell>
          <table:table-cell office:value-type="string">
            <text:p>anxiety</text:p>
          </table:table-cell>
          <table:table-cell office:value-type="string">
            <text:p>on the 20th question!</text:p>
          </table:table-cell>
          <table:table-cell office:value-type="string">
            <text:p>yes</text:p>
          </table:table-cell>
          <table:table-cell office:value-type="string">
            <text:p>euphoria</text:p>
          </table:table-cell>
          <table:table-cell office:value-type="string">
            <text:p>impressed!!!</text:p>
          </table:table-cell>
          <table:table-cell office:value-type="string">
            <text:p>yes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MJ79KQW6183AKFOB3DC5XCGL6LJ6</text:p>
          </table:table-cell>
          <table:table-cell office:value-type="string">
            <text:p>23S9O9Z6KW4Z2GD28NILNQ0ONPA4D7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15:29:35 GMT 2012</text:p>
          </table:table-cell>
          <table:table-cell office:value-type="float" office:value="10">
            <text:p>10</text:p>
          </table:table-cell>
          <table:table-cell office:value-type="string">
            <text:p>BatchId:92991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15:29:35 GMT 2012</text:p>
          </table:table-cell>
          <table:table-cell table:number-columns-repeated="2"/>
          <table:table-cell office:value-type="string">
            <text:p>2R6CWA6X3YOCSLEXG1BXXTINQNOONU</text:p>
          </table:table-cell>
          <table:table-cell office:value-type="string">
            <text:p>A1S5W9N861BFLD</text:p>
          </table:table-cell>
          <table:table-cell office:value-type="string">
            <text:p>Submitted</text:p>
          </table:table-cell>
          <table:table-cell office:value-type="string">
            <text:p>Tue Oct 09 15:31:25 GMT 2012</text:p>
          </table:table-cell>
          <table:table-cell office:value-type="string">
            <text:p>Tue Oct 09 15:46:24 GMT 2012</text:p>
          </table:table-cell>
          <table:table-cell office:value-type="string">
            <text:p>Tue Oct 16 08:46:24 PDT 2012</text:p>
          </table:table-cell>
          <table:table-cell table:number-columns-repeated="3"/>
          <table:table-cell office:value-type="float" office:value="899">
            <text:p>899</text:p>
          </table:table-cell>
          <table:table-cell table:number-columns-repeated="3" office:value-type="string">
            <text:p>0% (0/0)</text:p>
          </table:table-cell>
          <table:table-cell office:value-type="float" office:value="46">
            <text:p>46</text:p>
          </table:table-cell>
          <table:table-cell office:value-type="string">
            <text:p>Keep up the good work.</text:p>
          </table:table-cell>
          <table:table-cell office:value-type="string">
            <text:p>happy</text:p>
          </table:table-cell>
          <table:table-cell office:value-type="string">
            <text:p>fun</text:p>
          </table:table-cell>
          <table:table-cell office:value-type="string">
            <text:p>yes</text:p>
          </table:table-cell>
          <table:table-cell office:value-type="string">
            <text:p>frustrated</text:p>
          </table:table-cell>
          <table:table-cell office:value-type="string">
            <text:p>very quick guess</text:p>
          </table:table-cell>
          <table:table-cell office:value-type="string">
            <text:p>yes</text:p>
          </table:table-cell>
          <table:table-cell office:value-type="string">
            <text:p>exhuberant</text:p>
          </table:table-cell>
          <table:table-cell office:value-type="string">
            <text:p>Came very close with question 15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MJ79KQW6183AKFOB3DC5XCGL6LJ6</text:p>
          </table:table-cell>
          <table:table-cell office:value-type="string">
            <text:p>23S9O9Z6KW4Z2GD28NILNQ0ONPA4D7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15:29:35 GMT 2012</text:p>
          </table:table-cell>
          <table:table-cell office:value-type="float" office:value="10">
            <text:p>10</text:p>
          </table:table-cell>
          <table:table-cell office:value-type="string">
            <text:p>BatchId:92991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15:29:35 GMT 2012</text:p>
          </table:table-cell>
          <table:table-cell table:number-columns-repeated="2"/>
          <table:table-cell office:value-type="string">
            <text:p>2U4J011K274JNFYBN2S8V46U5K4BDW</text:p>
          </table:table-cell>
          <table:table-cell office:value-type="string">
            <text:p>A3PZIVRF1FTKI8</text:p>
          </table:table-cell>
          <table:table-cell office:value-type="string">
            <text:p>Submitted</text:p>
          </table:table-cell>
          <table:table-cell office:value-type="string">
            <text:p>Tue Oct 09 15:31:51 GMT 2012</text:p>
          </table:table-cell>
          <table:table-cell office:value-type="string">
            <text:p>Tue Oct 09 15:40:52 GMT 2012</text:p>
          </table:table-cell>
          <table:table-cell office:value-type="string">
            <text:p>Tue Oct 16 08:40:52 PDT 2012</text:p>
          </table:table-cell>
          <table:table-cell table:number-columns-repeated="3"/>
          <table:table-cell office:value-type="float" office:value="541">
            <text:p>541</text:p>
          </table:table-cell>
          <table:table-cell table:number-columns-repeated="3" office:value-type="string">
            <text:p>0% (0/0)</text:p>
          </table:table-cell>
          <table:table-cell office:value-type="float" office:value="28">
            <text:p>28</text:p>
          </table:table-cell>
          <table:table-cell office:value-type="string">
            <text:p>Great interactive survey, thanks for the survey opportunity!</text:p>
          </table:table-cell>
          <table:table-cell office:value-type="string">
            <text:p>Happiness</text:p>
          </table:table-cell>
          <table:table-cell office:value-type="string">
            <text:p>No comments, this one was pretty straight forward.</text:p>
          </table:table-cell>
          <table:table-cell office:value-type="string">
            <text:p>Yes</text:p>
          </table:table-cell>
          <table:table-cell office:value-type="string">
            <text:p>joyful</text:p>
          </table:table-cell>
          <table:table-cell/>
          <table:table-cell office:value-type="string">
            <text:p>No</text:p>
          </table:table-cell>
          <table:table-cell office:value-type="string">
            <text:p>morose</text:p>
          </table:table-cell>
          <table:table-cell office:value-type="string">
            <text:p>I liked the humor in the computer's responses.</text:p>
          </table:table-cell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25"/>
          <table:table-cell office:value-type="float" office:value="0.9">
            <text:p>0.9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float" office:value="0.2">
            <text:p>0.2</text:p>
          </table:table-cell>
          <table:table-cell table:number-columns-repeated="4"/>
          <table:table-cell table:formula="of:=([.AF12]+[.AI12]+[.AL12])/3" office:value-type="float" office:value="0.533333333333333">
            <text:p>0.5333333333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5"/>
          <table:table-cell office:value-type="float" office:value="1">
            <text:p>1</text:p>
          </table:table-cell>
          <table:table-cell table:number-columns-repeated="2"/>
          <table:table-cell office:value-type="float" office:value="0.9">
            <text:p>0.9</text:p>
          </table:table-cell>
          <table:table-cell table:number-columns-repeated="2"/>
          <table:table-cell office:value-type="float" office:value="0.2">
            <text:p>0.2</text:p>
          </table:table-cell>
          <table:table-cell table:number-columns-repeated="4"/>
          <table:table-cell table:formula="of:=([.AF13]+[.AI13]+[.AL13])/3" office:value-type="float" office:value="0.7">
            <text:p>0.7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28"/>
          <table:table-cell office:value-type="string">
            <text:p>overjoyed,</text:p>
          </table:table-cell>
          <table:table-cell table:number-columns-repeated="2"/>
          <table:table-cell office:value-type="string">
            <text:p>mischievous,unsure,despise,morose,despise,ispiration,exuberance,morose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10/09/2012</text:date>, <text:time>21:2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505</meta:generator>
    <dc:date>2012-10-09T21:27:27</dc:date>
    <meta:editing-duration>PT12M30S</meta:editing-duration>
    <meta:editing-cycles>1</meta:editing-cycles>
    <meta:document-statistic meta:table-count="1" meta:cell-count="392" meta:object-count="0"/>
  </office:meta>
</office:document-meta>
</file>